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opacity="0%" draw:textarea-horizontal-align="justify" draw:textarea-vertical-align="middle" draw:auto-grow-height="false" fo:min-height="6.25cm" fo:min-width="27.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3.15cm" fo:min-width="12.6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9.25cm" fo:min-width="27.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.65cm" fo:min-width="14.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45cm" fo:min-width="6.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55cm" fo:min-width="5.7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4.55cm" fo:min-width="13.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3.75cm" fo:min-width="27.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5cm" fo:min-width="27.2cm" fo:padding-top="0.178cm" fo:padding-bottom="0.178cm" fo:padding-left="0.303cm" fo:padding-right="0.30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6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1cm" svg:height="3.4cm" svg:x="15.3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76cm" svg:height="0.962cm" svg:x="6.7cm" svg:y="4.4cm">
          <draw:text-box>
            <text:p>Header</text:p>
          </draw:text-box>
        </draw:frame>
        <draw:frame draw:style-name="gr3" draw:text-style-name="P2" draw:layer="layout" svg:width="1.628cm" svg:height="0.962cm" svg:x="19.3cm" svg:y="3.2cm">
          <draw:text-box>
            <text:p>Nav</text:p>
          </draw:text-box>
        </draw:frame>
        <draw:custom-shape draw:style-name="gr4" draw:text-style-name="P1" draw:layer="layout" svg:width="27.7cm" svg:height="29.5cm" svg:x="1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2cm" svg:height="1.9cm" svg:x="8.4cm" svg:y="20.1cm">
          <text:p text:style-name="P3">Search bar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cm" svg:height="1.7cm" svg:x="9cm" svg:y="2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2cm" svg:height="1.8cm" svg:x="16.3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6cm" svg:height="4.8cm" svg:x="9.4cm" svg:y="14.6cm">
          <text:p text:style-name="P3"><text:tab/>LOG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7cm" svg:height="4cm" svg:x="1cm" svg:y="37cm">
          <text:p text:style-name="P3">Foot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7.7cm" svg:height="1.6cm" svg:x="1cm" svg:y="39.4cm">
          <text:p text:style-name="P3">NA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9:15:22.121794608</meta:creation-date>
    <dc:date>2017-03-13T09:25:05.534227021</dc:date>
    <meta:editing-duration>PT9M43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